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28in"/>
    </style:style>
    <style:style style:name="co2" style:family="table-column">
      <style:table-column-properties fo:break-before="auto" style:column-width="2.011in"/>
    </style:style>
    <style:style style:name="co3" style:family="table-column">
      <style:table-column-properties fo:break-before="auto" style:column-width="0.8591in"/>
    </style:style>
    <style:style style:name="co4" style:family="table-column">
      <style:table-column-properties fo:break-before="auto" style:column-width="0.7661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0.6543in"/>
    </style:style>
    <style:style style:name="co8" style:family="table-column">
      <style:table-column-properties fo:break-before="auto" style:column-width="0.2083in"/>
    </style:style>
    <style:style style:name="co9" style:family="table-column">
      <style:table-column-properties fo:break-before="auto" style:column-width="1.9555in"/>
    </style:style>
    <style:style style:name="co10" style:family="table-column">
      <style:table-column-properties fo:break-before="auto" style:column-width="1.6118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8626in"/>
    </style:style>
    <style:style style:name="co14" style:family="table-column">
      <style:table-column-properties fo:break-before="auto" style:column-width="1.6583in"/>
    </style:style>
    <style:style style:name="co15" style:family="table-column">
      <style:table-column-properties fo:break-before="auto" style:column-width="1.1189in"/>
    </style:style>
    <style:style style:name="co16" style:family="table-column">
      <style:table-column-properties fo:break-before="auto" style:column-width="1.8437in"/>
    </style:style>
    <style:style style:name="co17" style:family="table-column">
      <style:table-column-properties fo:break-before="auto" style:column-width="0.478in"/>
    </style:style>
    <style:style style:name="co18" style:family="table-column">
      <style:table-column-properties fo:break-before="auto" style:column-width="6.1283in"/>
    </style:style>
    <style:style style:name="co19" style:family="table-column">
      <style:table-column-properties fo:break-before="auto" style:column-width="3.9165in"/>
    </style:style>
    <style:style style:name="co20" style:family="table-column">
      <style:table-column-properties fo:break-before="auto" style:column-width="4.3071in"/>
    </style:style>
    <style:style style:name="co21" style:family="table-column">
      <style:table-column-properties fo:break-before="auto" style:column-width="0.5709in"/>
    </style:style>
    <style:style style:name="co22" style:family="table-column">
      <style:table-column-properties fo:break-before="auto" style:column-width="1.7327in"/>
    </style:style>
    <style:style style:name="co23" style:family="table-column">
      <style:table-column-properties fo:break-before="auto" style:column-width="1.1654in"/>
    </style:style>
    <style:style style:name="co24" style:family="table-column">
      <style:table-column-properties fo:break-before="auto" style:column-width="2.848in"/>
    </style:style>
    <style:style style:name="co25" style:family="table-column">
      <style:table-column-properties fo:break-before="auto" style:column-width="1.7972in"/>
    </style:style>
    <style:style style:name="co26" style:family="table-column">
      <style:table-column-properties fo:break-before="auto" style:column-width="2.1043in"/>
    </style:style>
    <style:style style:name="co27" style:family="table-column">
      <style:table-column-properties fo:break-before="auto" style:column-width="1.5374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1839in"/>
    </style:style>
    <style:style style:name="co30" style:family="table-column">
      <style:table-column-properties fo:break-before="auto" style:column-width="0.2917in"/>
    </style:style>
    <style:style style:name="co31" style:family="table-column">
      <style:table-column-properties fo:break-before="auto" style:column-width="0.3756in"/>
    </style:style>
    <style:style style:name="co3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3327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1.4811in"/>
    </style:style>
    <style:style style:name="co36" style:family="table-column">
      <style:table-column-properties fo:break-before="auto" style:column-width="1.3425in"/>
    </style:style>
    <style:style style:name="co37" style:family="table-column">
      <style:table-column-properties fo:break-before="auto" style:column-width="1.3602in"/>
    </style:style>
    <style:style style:name="co38" style:family="table-column">
      <style:table-column-properties fo:break-before="auto" style:column-width="1.2583in"/>
    </style:style>
    <style:style style:name="co39" style:family="table-column">
      <style:table-column-properties fo:break-before="auto" style:column-width="1.2681in"/>
    </style:style>
    <style:style style:name="co40" style:family="table-column">
      <style:table-column-properties fo:break-before="auto" style:column-width="1.2028in"/>
    </style:style>
    <style:style style:name="co41" style:family="table-column">
      <style:table-column-properties fo:break-before="auto" style:column-width="1.3701in"/>
    </style:style>
    <style:style style:name="co42" style:family="table-column">
      <style:table-column-properties fo:break-before="auto" style:column-width="0.989in"/>
    </style:style>
    <style:style style:name="co43" style:family="table-column">
      <style:table-column-properties fo:break-before="auto" style:column-width="1.6764in"/>
    </style:style>
    <style:style style:name="co44" style:family="table-column">
      <style:table-column-properties fo:break-before="auto" style:column-width="1.602in"/>
    </style:style>
    <style:style style:name="co45" style:family="table-column">
      <style:table-column-properties fo:break-before="auto" style:column-width="1.3236in"/>
    </style:style>
    <style:style style:name="co46" style:family="table-column">
      <style:table-column-properties fo:break-before="auto" style:column-width="1.1563in"/>
    </style:style>
    <style:style style:name="co47" style:family="table-column">
      <style:table-column-properties fo:break-before="auto" style:column-width="1.6673in"/>
    </style:style>
    <style:style style:name="co48" style:family="table-column">
      <style:table-column-properties fo:break-before="auto" style:column-width="1.8346in"/>
    </style:style>
    <style:style style:name="co49" style:family="table-column">
      <style:table-column-properties fo:break-before="auto" style:column-width="1.7791in"/>
    </style:style>
    <style:style style:name="co50" style:family="table-column">
      <style:table-column-properties fo:break-before="auto" style:column-width="1.8252in"/>
    </style:style>
    <style:style style:name="co51" style:family="table-column">
      <style:table-column-properties fo:break-before="auto" style:column-width="1.3882in"/>
    </style:style>
    <style:style style:name="co52" style:family="table-column">
      <style:table-column-properties fo:break-before="auto" style:column-width="1.5189in"/>
    </style:style>
    <style:style style:name="co53" style:family="table-column">
      <style:table-column-properties fo:break-before="auto" style:column-width="1.7228in"/>
    </style:style>
    <style:style style:name="co54" style:family="table-column">
      <style:table-column-properties fo:break-before="auto" style:column-width="1.7417in"/>
    </style:style>
    <style:style style:name="co55" style:family="table-column">
      <style:table-column-properties fo:break-before="auto" style:column-width="1.6953in"/>
    </style:style>
    <style:style style:name="co56" style:family="table-column">
      <style:table-column-properties fo:break-before="auto" style:column-width="1.5839in"/>
    </style:style>
    <style:style style:name="co57" style:family="table-column">
      <style:table-column-properties fo:break-before="auto" style:column-width="1.3516in"/>
    </style:style>
    <style:style style:name="co58" style:family="table-column">
      <style:table-column-properties fo:break-before="auto" style:column-width="1.4346in"/>
    </style:style>
    <style:style style:name="co59" style:family="table-column">
      <style:table-column-properties fo:break-before="auto" style:column-width="1.4256in"/>
    </style:style>
    <style:style style:name="co60" style:family="table-column">
      <style:table-column-properties fo:break-before="auto" style:column-width="1.1374in"/>
    </style:style>
    <style:style style:name="co61" style:family="table-column">
      <style:table-column-properties fo:break-before="auto" style:column-width="1.9181in"/>
    </style:style>
    <style:style style:name="co62" style:family="table-column">
      <style:table-column-properties fo:break-before="auto" style:column-width="1.6862in"/>
    </style:style>
    <style:style style:name="co63" style:family="table-column">
      <style:table-column-properties fo:break-before="auto" style:column-width="1.9in"/>
    </style:style>
    <style:style style:name="co64" style:family="table-column">
      <style:table-column-properties fo:break-before="auto" style:column-width="1.528in"/>
    </style:style>
    <style:style style:name="co65" style:family="table-column">
      <style:table-column-properties fo:break-before="auto" style:column-width="1.5654in"/>
    </style:style>
    <style:style style:name="co66" style:family="table-column">
      <style:table-column-properties fo:break-before="auto" style:column-width="1.398in"/>
    </style:style>
    <style:style style:name="co67" style:family="table-column">
      <style:table-column-properties fo:break-before="auto" style:column-width="0.5146in"/>
    </style:style>
    <style:style style:name="co68" style:family="table-column">
      <style:table-column-properties fo:break-before="auto" style:column-width="0.6728in"/>
    </style:style>
    <style:style style:name="co69" style:family="table-column">
      <style:table-column-properties fo:break-before="auto" style:column-width="0.9799in"/>
    </style:style>
    <style:style style:name="co70" style:family="table-column">
      <style:table-column-properties fo:break-before="auto" style:column-width="0.8492in"/>
    </style:style>
    <style:style style:name="co71" style:family="table-column">
      <style:table-column-properties fo:break-before="auto" style:column-width="1.2118in"/>
    </style:style>
    <style:style style:name="co72" style:family="table-column">
      <style:table-column-properties fo:break-before="auto" style:column-width="1.3047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82in"/>
    </style:style>
    <style:style style:name="co75" style:family="table-column">
      <style:table-column-properties fo:break-before="auto" style:column-width="2.3083in"/>
    </style:style>
    <style:style style:name="co76" style:family="table-column">
      <style:table-column-properties fo:break-before="auto" style:column-width="1.5929in"/>
    </style:style>
    <style:style style:name="co77" style:family="table-column">
      <style:table-column-properties fo:break-before="auto" style:column-width="2.4291in"/>
    </style:style>
    <style:style style:name="co78" style:family="table-column">
      <style:table-column-properties fo:break-before="auto" style:column-width="2.6709in"/>
    </style:style>
    <style:style style:name="co79" style:family="table-column">
      <style:table-column-properties fo:break-before="auto" style:column-width="0.9236in"/>
    </style:style>
    <style:style style:name="co80" style:family="table-column">
      <style:table-column-properties fo:break-before="auto" style:column-width="1.2217in"/>
    </style:style>
    <style:style style:name="co81" style:family="table-column">
      <style:table-column-properties fo:break-before="auto" style:column-width="1.6299in"/>
    </style:style>
    <style:style style:name="co82" style:family="table-column">
      <style:table-column-properties fo:break-before="auto" style:column-width="0.8402in"/>
    </style:style>
    <style:style style:name="co83" style:family="table-column">
      <style:table-column-properties fo:break-before="auto" style:column-width="0.8866in"/>
    </style:style>
    <style:style style:name="co84" style:family="table-column">
      <style:table-column-properties fo:break-before="auto" style:column-width="2.039in"/>
    </style:style>
    <style:style style:name="co85" style:family="table-column">
      <style:table-column-properties fo:break-before="auto" style:column-width="0.4866in"/>
    </style:style>
    <style:style style:name="co86" style:family="table-column">
      <style:table-column-properties fo:break-before="auto" style:column-width="2.6429in"/>
    </style:style>
    <style:style style:name="co87" style:family="table-column">
      <style:table-column-properties fo:break-before="auto" style:column-width="1.0634in"/>
    </style:style>
    <style:style style:name="co88" style:family="table-column">
      <style:table-column-properties fo:break-before="auto" style:column-width="2.1874in"/>
    </style:style>
    <style:style style:name="co89" style:family="table-column">
      <style:table-column-properties fo:break-before="auto" style:column-width="0.9146in"/>
    </style:style>
    <style:style style:name="co90" style:family="table-column">
      <style:table-column-properties fo:break-before="auto" style:column-width="0.8772in"/>
    </style:style>
    <style:style style:name="co91" style:family="table-column">
      <style:table-column-properties fo:break-before="auto" style:column-width="1.072in"/>
    </style:style>
    <style:style style:name="co92" style:family="table-column">
      <style:table-column-properties fo:break-before="auto" style:column-width="0.7563in"/>
    </style:style>
    <style:style style:name="co93" style:family="table-column">
      <style:table-column-properties fo:break-before="auto" style:column-width="0.6917in"/>
    </style:style>
    <style:style style:name="co94" style:family="table-column">
      <style:table-column-properties fo:break-before="auto" style:column-width="0.7472in"/>
    </style:style>
    <style:style style:name="co95" style:family="table-column">
      <style:table-column-properties fo:break-before="auto" style:column-width="0.9335in"/>
    </style:style>
    <style:style style:name="co96" style:family="table-column">
      <style:table-column-properties fo:break-before="auto" style:column-width="0.7752in"/>
    </style:style>
    <style:style style:name="co97" style:family="table-column">
      <style:table-column-properties fo:break-before="auto" style:column-width="1.2398in"/>
    </style:style>
    <style:style style:name="co98" style:family="table-column">
      <style:table-column-properties fo:break-before="auto" style:column-width="0.5799in"/>
    </style:style>
    <style:style style:name="co99" style:family="table-column">
      <style:table-column-properties fo:break-before="auto" style:column-width="0.552in"/>
    </style:style>
    <style:style style:name="co100" style:family="table-column">
      <style:table-column-properties fo:break-before="auto" style:column-width="1.7047in"/>
    </style:style>
    <style:style style:name="co101" style:family="table-column">
      <style:table-column-properties fo:break-before="auto" style:column-width="0.7008in"/>
    </style:style>
    <style:style style:name="co102" style:family="table-column">
      <style:table-column-properties fo:break-before="auto" style:column-width="0.7102in"/>
    </style:style>
    <style:style style:name="co103" style:family="table-column">
      <style:table-column-properties fo:break-before="auto" style:column-width="1.0819in"/>
    </style:style>
    <style:style style:name="co104" style:family="table-column">
      <style:table-column-properties fo:break-before="auto" style:column-width="1.0445in"/>
    </style:style>
    <style:style style:name="co105" style:family="table-column">
      <style:table-column-properties fo:break-before="auto" style:column-width="0.9425in"/>
    </style:style>
    <style:style style:name="co106" style:family="table-column">
      <style:table-column-properties fo:break-before="auto" style:column-width="0.8957in"/>
    </style:style>
    <style:style style:name="co107" style:family="table-column">
      <style:table-column-properties fo:break-before="auto" style:column-width="0.561in"/>
    </style:style>
    <style:style style:name="co108" style:family="table-column">
      <style:table-column-properties fo:break-before="auto" style:column-width="1.9835in"/>
    </style:style>
    <style:style style:name="co109" style:family="table-column">
      <style:table-column-properties fo:break-before="auto" style:column-width="0.6173in"/>
    </style:style>
    <style:style style:name="co110" style:family="table-column">
      <style:table-column-properties fo:break-before="auto" style:column-width="1.2957in"/>
    </style:style>
    <style:style style:name="co111" style:family="table-column">
      <style:table-column-properties fo:break-before="auto" style:column-width="0.6638in"/>
    </style:style>
    <style:style style:name="co112" style:family="table-column">
      <style:table-column-properties fo:break-before="auto" style:column-width="0.6075in"/>
    </style:style>
    <style:style style:name="co113" style:family="table-column">
      <style:table-column-properties fo:break-before="auto" style:column-width="0.998in"/>
    </style:style>
    <style:style style:name="co114" style:family="table-column">
      <style:table-column-properties fo:break-before="auto" style:column-width="1.1283in"/>
    </style:style>
    <style:style style:name="co115" style:family="table-column">
      <style:table-column-properties fo:break-before="auto" style:column-width="1.0543in"/>
    </style:style>
    <style:style style:name="co116" style:family="table-column">
      <style:table-column-properties fo:break-before="auto" style:column-width="1.5465in"/>
    </style:style>
    <style:style style:name="co117" style:family="table-column">
      <style:table-column-properties fo:break-before="auto" style:column-width="1.1098in"/>
    </style:style>
    <style:style style:name="co118" style:family="table-column">
      <style:table-column-properties fo:break-before="auto" style:column-width="1.3138in"/>
    </style:style>
    <style:style style:name="co119" style:family="table-column">
      <style:table-column-properties fo:break-before="auto" style:column-width="1.1008in"/>
    </style:style>
    <style:style style:name="co120" style:family="table-column">
      <style:table-column-properties fo:break-before="auto" style:column-width="0.7283in"/>
    </style:style>
    <style:style style:name="co121" style:family="table-column">
      <style:table-column-properties fo:break-before="auto" style:column-width="0.505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ff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6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2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9" table:default-cell-style-name="Default"/>
        <table:table-column table:style-name="co3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6" table:number-columns-repeated="2" table:default-cell-style-name="Default"/>
        <table:table-column table:style-name="co66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2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2" table:default-cell-style-name="Default"/>
        <table:table-column table:style-name="co71" table:default-cell-style-name="Default"/>
        <table:table-column table:style-name="co6" table:default-cell-style-name="Default"/>
        <table:table-column table:style-name="co91" table:default-cell-style-name="Default"/>
        <table:table-column table:style-name="co32" table:number-columns-repeated="2" table:default-cell-style-name="Default"/>
        <table:table-column table:style-name="co8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2" table:number-columns-repeated="3" table:default-cell-style-name="Default"/>
        <table:table-column table:style-name="co9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32" table:default-cell-style-name="Default"/>
        <table:table-column table:style-name="co69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67" table:default-cell-style-name="Default"/>
        <table:table-column table:style-name="co100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83" table:default-cell-style-name="Default"/>
        <table:table-column table:style-name="co106" table:default-cell-style-name="Default"/>
        <table:table-column table:style-name="co94" table:default-cell-style-name="Default"/>
        <table:table-column table:style-name="co85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29" table:default-cell-style-name="Default"/>
        <table:table-column table:style-name="co98" table:default-cell-style-name="Default"/>
        <table:table-column table:style-name="co107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99" table:default-cell-style-name="Default"/>
        <table:table-column table:style-name="co93" table:default-cell-style-name="Default"/>
        <table:table-column table:style-name="co67" table:default-cell-style-name="Default"/>
        <table:table-column table:style-name="co32" table:default-cell-style-name="Default"/>
        <table:table-column table:style-name="co101" table:default-cell-style-name="Default"/>
        <table:table-column table:style-name="co6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45" table:default-cell-style-name="Default"/>
        <table:table-column table:style-name="co108" table:default-cell-style-name="Default"/>
        <table:table-column table:style-name="co92" table:default-cell-style-name="Default"/>
        <table:table-column table:style-name="co109" table:default-cell-style-name="Default"/>
        <table:table-column table:style-name="co72" table:default-cell-style-name="Default"/>
        <table:table-column table:style-name="co110" table:default-cell-style-name="Default"/>
        <table:table-column table:style-name="co32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32" table:default-cell-style-name="Default"/>
        <table:table-column table:style-name="co59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98" table:default-cell-style-name="Default"/>
        <table:table-column table:style-name="co67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32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83" table:default-cell-style-name="Default"/>
        <table:table-column table:style-name="co32" table:default-cell-style-name="Default"/>
        <table:table-column table:style-name="co91" table:number-columns-repeated="2" table:default-cell-style-name="Default"/>
        <table:table-column table:style-name="co7" table:default-cell-style-name="Default"/>
        <table:table-column table:style-name="co92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57" table:default-cell-style-name="Default"/>
        <table:table-column table:style-name="co32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16" table:default-cell-style-name="Default"/>
        <table:table-column table:style-name="co3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5" table:default-cell-style-name="Default"/>
        <table:table-column table:style-name="co32" table:default-cell-style-name="Default"/>
        <table:table-column table:style-name="co93" table:default-cell-style-name="Default"/>
        <table:table-column table:style-name="co10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98" table:default-cell-style-name="Default"/>
        <table:table-column table:style-name="co5" table:default-cell-style-name="Default"/>
        <table:table-column table:style-name="co119" table:default-cell-style-name="Default"/>
        <table:table-column table:style-name="co32" table:default-cell-style-name="Default"/>
        <table:table-column table:style-name="co112" table:default-cell-style-name="Default"/>
        <table:table-column table:style-name="co7" table:default-cell-style-name="Default"/>
        <table:table-column table:style-name="co120" table:default-cell-style-name="Default"/>
        <table:table-column table:style-name="co32" table:default-cell-style-name="Default"/>
        <table:table-column table:style-name="co4" table:default-cell-style-name="Default"/>
        <table:table-column table:style-name="co17" table:default-cell-style-name="Default"/>
        <table:table-column table:style-name="co73" table:default-cell-style-name="Default"/>
        <table:table-column table:style-name="co101" table:default-cell-style-name="Default"/>
        <table:table-column table:style-name="co111" table:default-cell-style-name="Default"/>
        <table:table-column table:style-name="co121" table:default-cell-style-name="Default"/>
        <table:table-column table:style-name="co101" table:default-cell-style-name="Default"/>
        <table:table-column table:style-name="co83" table:default-cell-style-name="Default"/>
        <table:table-column table:style-name="co32" table:number-columns-repeated="10" table:default-cell-style-name="Default"/>
        <table:table-row table:style-name="ro1">
          <table:table-cell office:value-type="string">
            <text:p>MAIN</text:p>
          </table:table-cell>
          <table:table-cell office:value-type="string">
            <text:p>SUB FOLDER</text:p>
          </table:table-cell>
          <table:table-cell office:value-type="string">
            <text:p>FILTERS</text:p>
          </table:table-cell>
          <table:table-cell office:value-type="string">
            <text:p>FILTERS2</text:p>
          </table:table-cell>
          <table:table-cell office:value-type="string">
            <text:p>PRODUCT FOLDER</text:p>
          </table:table-cell>
          <table:table-cell office:value-type="string">
            <text:p>GENRES</text:p>
          </table:table-cell>
          <table:table-cell office:value-type="string">
            <text:p>STYLES</text:p>
          </table:table-cell>
          <table:table-cell/>
          <table:table-cell office:value-type="string">
            <text:p>CATALOG PAGE LOCATION</text:p>
          </table:table-cell>
          <table:table-cell office:value-type="string">
            <text:p>USE X for MAIN IMAGE</text:p>
          </table:table-cell>
          <table:table-cell office:value-type="string">
            <text:p>POSSIBLE CODE CHANGE 1029/1030 ETC</text:p>
          </table:table-cell>
          <table:table-cell/>
          <table:table-cell office:value-type="string">
            <text:p>IMAGE FILE</text:p>
          </table:table-cell>
          <table:table-cell office:value-type="string">
            <text:p>Generic Product Number</text:p>
          </table:table-cell>
          <table:table-cell/>
          <table:table-cell office:value-type="string">
            <text:p>CODE under Product Name</text:p>
          </table:table-cell>
          <table:table-cell/>
          <table:table-cell office:value-type="string">
            <text:p>DO NOT USE Original NAME MUST CONVERT W/ ACTUAL STONE OR CHINA DESCRIPTION</text:p>
          </table:table-cell>
          <table:table-cell office:value-type="string">
            <text:p>NAME</text:p>
          </table:table-cell>
          <table:table-cell office:value-type="string">
            <text:p>IMAGE CAPTION / FINISH</text:p>
          </table:table-cell>
          <table:table-cell table:number-columns-repeated="2"/>
          <table:table-cell office:value-type="string">
            <text:p>GENERIC PRODUCT NAME _ Revised</text:p>
          </table:table-cell>
          <table:table-cell office:value-type="string">
            <text:p>line under NAME</text:p>
          </table:table-cell>
          <table:table-cell office:value-type="string">
            <text:p>CODE under Product Name</text:p>
          </table:table-cell>
          <table:table-cell office:value-type="string">
            <text:p>PRODUCT DESCRIPTION</text:p>
          </table:table-cell>
          <table:table-cell office:value-type="string">
            <text:p>ADDITIONAL INFO/FEATURES</text:p>
          </table:table-cell>
          <table:table-cell/>
          <table:table-cell office:value-type="string">
            <text:p>Tearsheets</text:p>
          </table:table-cell>
          <table:table-cell office:value-type="string">
            <text:p>Installation Sheet</text:p>
          </table:table-cell>
          <table:table-cell office:value-type="string">
            <text:p>3D</text:p>
          </table:table-cell>
          <table:table-cell office:value-type="string">
            <text:p>2D</text:p>
          </table:table-cell>
          <table:table-cell office:value-type="string">
            <text:p>dwg</text:p>
          </table:table-cell>
          <table:table-cell/>
          <table:table-cell office:value-type="string">
            <text:p>SATIN BRASS</text:p>
          </table:table-cell>
          <table:table-cell office:value-type="string">
            <text:p>POLISHED BRASS</text:p>
          </table:table-cell>
          <table:table-cell office:value-type="string">
            <text:p>BRUSHED CHROME</text:p>
          </table:table-cell>
          <table:table-cell office:value-type="string">
            <text:p>POLISHED CHROME</text:p>
          </table:table-cell>
          <table:table-cell office:value-type="string">
            <text:p>BRUSHED NICKEL</text:p>
          </table:table-cell>
          <table:table-cell office:value-type="string">
            <text:p>POLISHED NICKEL</text:p>
          </table:table-cell>
          <table:table-cell office:value-type="string">
            <text:p>FLEMISH PATINA</text:p>
          </table:table-cell>
          <table:table-cell office:value-type="string">
            <text:p>ENGLISH PATINA</text:p>
          </table:table-cell>
          <table:table-cell office:value-type="string">
            <text:p>VERDI ANTIQUE</text:p>
          </table:table-cell>
          <table:table-cell office:value-type="string">
            <text:p>OIL RUUBED BRASS</text:p>
          </table:table-cell>
          <table:table-cell office:value-type="string">
            <text:p>ANTIQUE PEWTER</text:p>
          </table:table-cell>
          <table:table-cell office:value-type="string">
            <text:p>GOLD PLATE</text:p>
          </table:table-cell>
          <table:table-cell office:value-type="string">
            <text:p>ANTIQUE GOLD</text:p>
          </table:table-cell>
          <table:table-cell office:value-type="string">
            <text:p>BURNISHED GOLD</text:p>
          </table:table-cell>
          <table:table-cell office:value-type="string">
            <text:p>ENGLISH SILVER</text:p>
          </table:table-cell>
          <table:table-cell office:value-type="string">
            <text:p>BURNISHED PLATINUM</text:p>
          </table:table-cell>
          <table:table-cell office:value-type="string">
            <text:p>BUTLER SILVER</text:p>
          </table:table-cell>
          <table:table-cell/>
          <table:table-cell office:value-type="string">
            <text:p>SOLID PLAIN COLORS</text:p>
          </table:table-cell>
          <table:table-cell office:value-type="string">
            <text:p>HAND DECORATE</text:p>
          </table:table-cell>
          <table:table-cell office:value-type="string">
            <text:p>HAND PAINTED</text:p>
          </table:table-cell>
          <table:table-cell office:value-type="string">
            <text:p>GOLD PLATINUM</text:p>
          </table:table-cell>
          <table:table-cell/>
          <table:table-cell office:value-type="string">
            <text:p>ROSE AURORA (RSAU)</text:p>
          </table:table-cell>
          <table:table-cell office:value-type="string">
            <text:p>ROSE DU MONTE (RSDM)</text:p>
          </table:table-cell>
          <table:table-cell office:value-type="string">
            <text:p>CARARRA (CARR)</text:p>
          </table:table-cell>
          <table:table-cell office:value-type="string">
            <text:p>MARIANELLA (MARI)</text:p>
          </table:table-cell>
          <table:table-cell office:value-type="string">
            <text:p>ANTIQUE WHITE (ANWH)</text:p>
          </table:table-cell>
          <table:table-cell office:value-type="string">
            <text:p>ANTIQUE BROWN (ANBR)</text:p>
          </table:table-cell>
          <table:table-cell office:value-type="string">
            <text:p>ESTREMOZ (ESTR)</text:p>
          </table:table-cell>
          <table:table-cell office:value-type="string">
            <text:p>VERDI VIANA (VERD)</text:p>
          </table:table-cell>
          <table:table-cell office:value-type="string">
            <text:p>CREMA MARFIL (CREMA) </text:p>
          </table:table-cell>
          <table:table-cell office:value-type="string">
            <text:p>BELGIAN BLACK (BLGB)</text:p>
          </table:table-cell>
          <table:table-cell office:value-type="string">
            <text:p>ROJO ALICANTE (ROJO)</text:p>
          </table:table-cell>
          <table:table-cell office:value-type="string">
            <text:p>BLACK MARBLE (BLMA)</text:p>
          </table:table-cell>
          <table:table-cell office:value-type="string">
            <text:p>ROSA LEVANTO (RSLV)</text:p>
          </table:table-cell>
          <table:table-cell office:value-type="string">
            <text:p>IMPERADOR BROWN (IMBR)</text:p>
          </table:table-cell>
          <table:table-cell office:value-type="string">
            <text:p>CARNICO GREY (CRGR)</text:p>
          </table:table-cell>
          <table:table-cell office:value-type="string">
            <text:p>ARABESCATO (ARAB)</text:p>
          </table:table-cell>
          <table:table-cell office:value-type="string">
            <text:p>NEGRO MARQUINA (NEMA)</text:p>
          </table:table-cell>
          <table:table-cell office:value-type="string">
            <text:p>PORTORO (PORT)</text:p>
          </table:table-cell>
          <table:table-cell office:value-type="string">
            <text:p>VALVERDE (VLVD)</text:p>
          </table:table-cell>
          <table:table-cell office:value-type="string">
            <text:p>CALACATTA (CALA)</text:p>
          </table:table-cell>
          <table:table-cell office:value-type="string">
            <text:p>PORT LAURENT (PTLA)</text:p>
          </table:table-cell>
          <table:table-cell/>
          <table:table-cell office:value-type="string">
            <text:p>ROCK CRYSTAL (RKCR)</text:p>
          </table:table-cell>
          <table:table-cell office:value-type="string">
            <text:p>ROSE QUARTZ (RSQU)</text:p>
          </table:table-cell>
          <table:table-cell office:value-type="string">
            <text:p>AMETHYST (AMET)</text:p>
          </table:table-cell>
          <table:table-cell/>
          <table:table-cell office:value-type="string">
            <text:p>LAPIS LAZULI (LAPI)</text:p>
          </table:table-cell>
          <table:table-cell office:value-type="string">
            <text:p>MALACHITE (MALA)</text:p>
          </table:table-cell>
          <table:table-cell office:value-type="string">
            <text:p>JASPER (JASP)</text:p>
          </table:table-cell>
          <table:table-cell office:value-type="string">
            <text:p>BROWN TIGER EYE (BRTI) </text:p>
          </table:table-cell>
          <table:table-cell office:value-type="string">
            <text:p>BLUE TIGER EYE (BLTI)</text:p>
          </table:table-cell>
          <table:table-cell office:value-type="string">
            <text:p>RHODOCHROSITE (RHOD)</text:p>
          </table:table-cell>
          <table:table-cell/>
          <table:table-cell office:value-type="string">
            <text:p>BLAKC ONYX (BKOX)</text:p>
          </table:table-cell>
          <table:table-cell office:value-type="string">
            <text:p>WHITE ONYX (WHOX)</text:p>
          </table:table-cell>
          <table:table-cell office:value-type="string">
            <text:p>HONEY ONYX (HNOX)</text:p>
          </table:table-cell>
          <table:table-cell office:value-type="string">
            <text:p>GREEN ONYX (GROX)</text:p>
          </table:table-cell>
          <table:table-cell office:value-type="string">
            <text:p>PINK ONYX (PKOX)</text:p>
          </table:table-cell>
          <table:table-cell office:value-type="string">
            <text:p>BROWN ONYX (BROX)</text:p>
          </table:table-cell>
          <table:table-cell/>
          <table:table-cell office:value-type="string">
            <text:p>ARCO</text:p>
          </table:table-cell>
          <table:table-cell office:value-type="string">
            <text:p>APOLLO</text:p>
          </table:table-cell>
          <table:table-cell office:value-type="string">
            <text:p>NOUVEAU</text:p>
          </table:table-cell>
          <table:table-cell office:value-type="string">
            <text:p>MOLECULES</text:p>
          </table:table-cell>
          <table:table-cell/>
          <table:table-cell office:value-type="string">
            <text:p>HARRISON</text:p>
          </table:table-cell>
          <table:table-cell office:value-type="string">
            <text:p>GREY</text:p>
          </table:table-cell>
          <table:table-cell/>
          <table:table-cell office:value-type="string">
            <text:p>RIBBON &amp; REED</text:p>
          </table:table-cell>
          <table:table-cell office:value-type="string">
            <text:p>1065 ONYX HNOX</text:p>
          </table:table-cell>
          <table:table-cell office:value-type="string">
            <text:p>1029 scalloped china WHT</text:p>
          </table:table-cell>
          <table:table-cell/>
          <table:table-cell office:value-type="string">
            <text:p>SWAN</text:p>
          </table:table-cell>
          <table:table-cell office:value-type="string">
            <text:p>DOLPHIN</text:p>
          </table:table-cell>
          <table:table-cell office:value-type="string">
            <text:p>1040 semiprecious LEAVES RSQU</text:p>
          </table:table-cell>
          <table:table-cell/>
          <table:table-cell office:value-type="string">
            <text:p>BASIN AND BAR SETS</text:p>
          </table:table-cell>
          <table:table-cell office:value-type="string">
            <text:p>TUB AND SHOWER COMPONENTS</text:p>
          </table:table-cell>
          <table:table-cell office:value-type="string">
            <text:p>WATER CLOSET AND BIDET FITTINGS</text:p>
          </table:table-cell>
          <table:table-cell/>
          <table:table-cell office:value-type="string">
            <text:p>BATHROOM</text:p>
          </table:table-cell>
          <table:table-cell office:value-type="string">
            <text:p>COUNTER TOPS</text:p>
          </table:table-cell>
          <table:table-cell office:value-type="string">
            <text:p>MEDICISNE CABINETS</text:p>
          </table:table-cell>
          <table:table-cell/>
          <table:table-cell office:value-type="string">
            <text:p>SINKS</text:p>
          </table:table-cell>
          <table:table-cell office:value-type="string">
            <text:p>PEDESTAL</text:p>
          </table:table-cell>
          <table:table-cell office:value-type="string">
            <text:p>CONSOLES</text:p>
          </table:table-cell>
          <table:table-cell office:value-type="string">
            <text:p><text:s/>COUNTERS AND VVANITIES</text:p>
          </table:table-cell>
          <table:table-cell office:value-type="string">
            <text:p>TUBS</text:p>
          </table:table-cell>
          <table:table-cell office:value-type="string">
            <text:p>WAER CLOSET AND BIDET FIXTURES</text:p>
          </table:table-cell>
          <table:table-cell/>
          <table:table-cell office:value-type="string">
            <text:p>DOOR LEVERS</text:p>
          </table:table-cell>
          <table:table-cell office:value-type="string">
            <text:p>DOOR KNOBS</text:p>
          </table:table-cell>
          <table:table-cell office:value-type="string">
            <text:p>CABINET AND DRAWER PULLS</text:p>
          </table:table-cell>
          <table:table-cell office:value-type="string">
            <text:p>DOOR TRIM</text:p>
          </table:table-cell>
          <table:table-cell office:value-type="string">
            <text:p>WALL TRIM</text:p>
          </table:table-cell>
          <table:table-cell/>
          <table:table-cell office:value-type="string">
            <text:p>CEILING LIGHTS</text:p>
          </table:table-cell>
          <table:table-cell office:value-type="string">
            <text:p>WALL LIGHTS</text:p>
          </table:table-cell>
          <table:table-cell office:value-type="string">
            <text:p>TABLE LAMPS</text:p>
          </table:table-cell>
          <table:table-cell table:number-columns-repeated="2"/>
          <table:table-cell office:value-type="string">
            <text:p>WALLPAPERS</text:p>
          </table:table-cell>
          <table:table-cell office:value-type="string">
            <text:p>CERAMIC</text:p>
          </table:table-cell>
          <table:table-cell office:value-type="string">
            <text:p>MARBLE</text:p>
          </table:table-cell>
          <table:table-cell table:number-columns-repeated="3"/>
          <table:table-cell office:value-type="string">
            <text:p>FITTINGS</text:p>
          </table:table-cell>
          <table:table-cell office:value-type="string">
            <text:p>FIXTURES</text:p>
          </table:table-cell>
          <table:table-cell office:value-type="string">
            <text:p>ACCESSORIES</text:p>
          </table:table-cell>
          <table:table-cell office:value-type="string">
            <text:p>HARDWARE</text:p>
          </table:table-cell>
          <table:table-cell office:value-type="string">
            <text:p>LIGHTING</text:p>
          </table:table-cell>
          <table:table-cell office:value-type="string">
            <text:p>WALLCOVERING</text:p>
          </table:table-cell>
          <table:table-cell/>
          <table:table-cell office:value-type="string">
            <text:p>LEVER (LVR)</text:p>
          </table:table-cell>
          <table:table-cell office:value-type="string">
            <text:p>KNOB (KNB)</text:p>
          </table:table-cell>
          <table:table-cell/>
          <table:table-cell office:value-type="string">
            <text:p>METAL</text:p>
          </table:table-cell>
          <table:table-cell office:value-type="string">
            <text:p>CHINA</text:p>
          </table:table-cell>
          <table:table-cell office:value-type="string">
            <text:p>ONYX</text:p>
          </table:table-cell>
          <table:table-cell office:value-type="string">
            <text:p>SEMIPRECIOUS STONE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UNDER EDGE</text:p>
          </table:table-cell>
          <table:table-cell office:value-type="string">
            <text:p>OVER EDGE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ONSOLES</text:p>
          </table:table-cell>
          <table:table-cell office:value-type="string">
            <text:p>COUNTERS</text:p>
          </table:table-cell>
          <table:table-cell office:value-type="string">
            <text:p>VANITIES</text:p>
          </table:table-cell>
          <table:table-cell office:value-type="string">
            <text:p>LEGS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/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CHINA</text:p>
          </table:table-cell>
          <table:table-cell office:value-type="string">
            <text:p>MARBLE</text:p>
          </table:table-cell>
          <table:table-cell office:value-type="string">
            <text:p>ONYX</text:p>
          </table:table-cell>
          <table:table-cell/>
          <table:table-cell office:value-type="string">
            <text:p>ORNATE</text:p>
          </table:table-cell>
          <table:table-cell office:value-type="string">
            <text:p>TRADITIONAL</text:p>
          </table:table-cell>
          <table:table-cell office:value-type="string">
            <text:p>CLASSIC</text:p>
          </table:table-cell>
          <table:table-cell office:value-type="string">
            <text:p>MID CENTURY</text:p>
          </table:table-cell>
          <table:table-cell office:value-type="string">
            <text:p>CONTEMPORARY</text:p>
          </table:table-cell>
          <table:table-cell/>
          <table:table-cell office:value-type="string">
            <text:p>TOWEL HOLDERS</text:p>
          </table:table-cell>
          <table:table-cell office:value-type="string">
            <text:p>soap dish and tumbler holders</text:p>
          </table:table-cell>
          <table:table-cell office:value-type="string">
            <text:p>SHELVES</text:p>
          </table:table-cell>
          <table:table-cell office:value-type="string">
            <text:p>HOOKS</text:p>
          </table:table-cell>
          <table:table-cell office:value-type="string">
            <text:p>PAPER HOLDERS</text:p>
          </table:table-cell>
          <table:table-cell office:value-type="string">
            <text:p>WASTE BASKETS</text:p>
          </table:table-cell>
          <table:table-cell/>
          <table:table-cell office:value-type="string">
            <text:p>SOAP DISHES</text:p>
          </table:table-cell>
          <table:table-cell office:value-type="string">
            <text:p>TUMBLERS</text:p>
          </table:table-cell>
          <table:table-cell/>
          <table:table-cell office:value-type="string">
            <text:p>HAND DECORATED</text:p>
          </table:table-cell>
          <table:table-cell office:value-type="string">
            <text:p>HAND PAINTED</text:p>
          </table:table-cell>
          <table:table-cell office:value-type="string">
            <text:p>GOLD &amp; PLATINUMS</text:p>
          </table:table-cell>
          <table:table-cell office:value-type="string">
            <text:p>METAL</text:p>
          </table:table-cell>
          <table:table-cell office:value-type="string">
            <text:p>ONYX</text:p>
          </table:table-cell>
          <table:table-cell office:value-type="string">
            <text:p>SEMIPRECIOUS</text:p>
          </table:table-cell>
          <table:table-cell/>
          <table:table-cell office:value-type="string">
            <text:p>LEVERS</text:p>
          </table:table-cell>
          <table:table-cell office:value-type="string">
            <text:p>KNOBS</text:p>
          </table:table-cell>
          <table:table-cell/>
          <table:table-cell office:value-type="string">
            <text:p>KNOBS</text:p>
          </table:table-cell>
          <table:table-cell office:value-type="string">
            <text:p>DROP PULLS</text:p>
          </table:table-cell>
          <table:table-cell office:value-type="string">
            <text:p>BAR PULLS</text:p>
          </table:table-cell>
          <table:table-cell/>
          <table:table-cell office:value-type="string">
            <text:p>PUSH PLATES</text:p>
          </table:table-cell>
          <table:table-cell office:value-type="string">
            <text:p>BACK PLATES</text:p>
          </table:table-cell>
          <table:table-cell office:value-type="string">
            <text:p>HINGES</text:p>
          </table:table-cell>
          <table:table-cell office:value-type="string">
            <text:p>LATCHES</text:p>
          </table:table-cell>
          <table:table-cell office:value-type="string">
            <text:p>THUMB TURNS</text:p>
          </table:table-cell>
          <table:table-cell office:value-type="string">
            <text:p>FLUSH PULLS</text:p>
          </table:table-cell>
          <table:table-cell office:value-type="string">
            <text:p>KEY HOLE COVER</text:p>
          </table:table-cell>
          <table:table-cell/>
          <table:table-cell office:value-type="string">
            <text:p>DOOR STOPS</text:p>
          </table:table-cell>
          <table:table-cell office:value-type="string">
            <text:p>BELL COVERS</text:p>
          </table:table-cell>
          <table:table-cell office:value-type="string">
            <text:p>ELECTRICAL PLATES</text:p>
          </table:table-cell>
          <table:table-cell/>
          <table:table-cell office:value-type="string">
            <text:p>CHANDELIERS</text:p>
          </table:table-cell>
          <table:table-cell office:value-type="string">
            <text:p>FLUSH MOUNTED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/>
          <table:table-cell office:value-type="string">
            <text:p>BEADED</text:p>
          </table:table-cell>
          <table:table-cell office:value-type="string">
            <text:p>CUT CRYSTAL</text:p>
          </table:table-cell>
          <table:table-cell/>
          <table:table-cell office:value-type="string">
            <text:p>SCONCES</text:p>
          </table:table-cell>
          <table:table-cell office:value-type="string">
            <text:p>PANEL LIGHTS</text:p>
          </table:table-cell>
          <table:table-cell/>
          <table:table-cell office:value-type="string">
            <text:p>METAL</text:p>
          </table:table-cell>
          <table:table-cell office:value-type="string">
            <text:p>FLORENTINE FINISH</text:p>
          </table:table-cell>
          <table:table-cell office:value-type="string">
            <text:p>GESSO WOOD</text:p>
          </table:table-cell>
          <table:table-cell/>
          <table:table-cell office:value-type="string">
            <text:p>TOILES</text:p>
          </table:table-cell>
          <table:table-cell office:value-type="string">
            <text:p>FLORAL</text:p>
          </table:table-cell>
          <table:table-cell office:value-type="string">
            <text:p>geomertic</text:p>
          </table:table-cell>
          <table:table-cell/>
          <table:table-cell office:value-type="string">
            <text:p>NUETRAL</text:p>
          </table:table-cell>
          <table:table-cell office:value-type="string">
            <text:p>BLUE</text:p>
          </table:table-cell>
          <table:table-cell office:value-type="string">
            <text:p>PINKS</text:p>
          </table:table-cell>
          <table:table-cell office:value-type="string">
            <text:p>YELLOW</text:p>
          </table:table-cell>
          <table:table-cell office:value-type="string">
            <text:p>BLACKS</text:p>
          </table:table-cell>
          <table:table-cell office:value-type="string">
            <text:p>REDS</text:p>
          </table:table-cell>
          <table:table-cell office:value-type="string">
            <text:p>GREENS</text:p>
          </table:table-cell>
          <table:table-cell office:value-type="string">
            <text:p>METALLICS</text:p>
          </table:table-cell>
          <table:table-cell table:number-columns-repeated="1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office:value-type="string">
            <text:p>ARCO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008BSN108-CP</text:p>
          </table:table-cell>
          <table:table-cell office:value-type="string">
            <text:p>008BSN108-XX</text:p>
          </table:table-cell>
          <table:table-cell/>
          <table:table-cell office:value-type="string">
            <text:p>008BSN108-CP</text:p>
          </table:table-cell>
          <table:table-cell office:value-type="string">
            <text:p>&lt;br /&gt;</text:p>
          </table:table-cell>
          <table:table-cell office:value-type="string">
            <text:p>Arco with Arco Lever basin set</text:p>
          </table:table-cell>
          <table:table-cell office:value-type="string">
            <text:p>Arco with Arco Lever basin set</text:p>
          </table:table-cell>
          <table:table-cell office:value-type="string">
            <text:p>008BSN108-CP&lt;br /&gt;Arco with Arco Lever basin set</text:p>
          </table:table-cell>
          <table:table-cell table:number-columns-repeated="2"/>
          <table:table-cell office:value-type="string">
            <text:p>Arco With Arco Lever</text:p>
          </table:table-cell>
          <table:table-cell/>
          <table:table-cell office:value-type="string">
            <text:p>008BSN108</text:p>
          </table:table-cell>
          <table:table-cell/>
          <table:table-cell office:value-type="string">
            <text:p>108-008-BSN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240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RHOD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RHOD-CP</text:p>
          </table:table-cell>
          <table:table-cell office:value-type="string">
            <text:p>&lt;br /&gt;</text:p>
          </table:table-cell>
          <table:table-cell office:value-type="string">
            <text:p>Arco with Rhodochrosite Arco Lever basin set</text:p>
          </table:table-cell>
          <table:table-cell office:value-type="string">
            <text:p>Arco with Rhodochrosite Arco Lever basin set</text:p>
          </table:table-cell>
          <table:table-cell office:value-type="string">
            <text:p>008BSN108-CP&lt;br /&gt;Arco with Rhodochrosit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RHOD</text:p>
          </table:table-cell>
          <table:table-cell/>
          <table:table-cell office:value-type="string">
            <text:p>108-008-BSN-RHOD</text:p>
          </table:table-cell>
          <table:table-cell office:value-type="string">
            <text:p>LOW ESCUTCHEONS</text:p>
          </table:table-cell>
          <table:table-cell table:number-columns-repeated="6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Traditional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29BSN821-04WH-GP</text:p>
          </table:table-cell>
          <table:table-cell office:value-type="string">
            <text:p>1029BSN821-04CC-XX</text:p>
          </table:table-cell>
          <table:table-cell/>
          <table:table-cell office:value-type="string">
            <text:p>1029BSN821-04WH-GP</text:p>
          </table:table-cell>
          <table:table-cell office:value-type="string">
            <text:p>&lt;br /&gt;</text:p>
          </table:table-cell>
          <table:table-cell table:number-columns-repeated="2" office:value-type="string">
            <text:p>Provence China Fluted Lever</text:p>
          </table:table-cell>
          <table:table-cell table:number-columns-repeated="3"/>
          <table:table-cell office:value-type="string">
            <text:p>Provence China Fluted Lever</text:p>
          </table:table-cell>
          <table:table-cell/>
          <table:table-cell office:value-type="string">
            <text:p>1029BSN821-04WH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3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Basin Sets</text:p>
          </table:table-cell>
          <table:table-cell office:value-type="string">
            <text:p>Levers</text:p>
          </table:table-cell>
          <table:table-cell/>
          <table:table-cell table:number-columns-repeated="2" office:value-type="string">
            <text:p>Contemporary </text:p>
          </table:table-cell>
          <table:table-cell table:number-columns-repeated="6"/>
          <table:table-cell office:value-type="string">
            <text:p>008BSN108-BLTI-CP</text:p>
          </table:table-cell>
          <table:table-cell office:value-type="string">
            <text:p>008BSN108-SLSL-XX</text:p>
          </table:table-cell>
          <table:table-cell/>
          <table:table-cell office:value-type="string">
            <text:p>008BSN108-BLTI-CP</text:p>
          </table:table-cell>
          <table:table-cell office:value-type="string">
            <text:p>&lt;br /&gt;</text:p>
          </table:table-cell>
          <table:table-cell office:value-type="string">
            <text:p>Arco with Blue Tiger Eye Arco Lever basin set</text:p>
          </table:table-cell>
          <table:table-cell office:value-type="string">
            <text:p>Arco with Blue Tiger Eye Arco Lever basin set</text:p>
          </table:table-cell>
          <table:table-cell office:value-type="string">
            <text:p>008BSN108-CP&lt;br /&gt;Arco with Blue Tiger Eye Arco Lever basin set</text:p>
          </table:table-cell>
          <table:table-cell table:number-columns-repeated="2"/>
          <table:table-cell office:value-type="string">
            <text:p>Arco With Semiprecious Arco Lever</text:p>
          </table:table-cell>
          <table:table-cell/>
          <table:table-cell office:value-type="string">
            <text:p>008BSN108-BLTI</text:p>
          </table:table-cell>
          <table:table-cell table:number-columns-repeated="9"/>
          <table:table-cell table:number-columns-repeated="17" office:value-type="string">
            <text:p>x</text:p>
          </table:table-cell>
          <table:table-cell table:number-columns-repeated="32"/>
          <table:table-cell table:number-columns-repeated="6" office:value-type="string">
            <text:p>x</text:p>
          </table:table-cell>
          <table:table-cell table:number-columns-repeated="20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/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6"/>
          <table:table-cell office:value-type="string">
            <text:p>T101-CTS-TUB-SHR-CP</text:p>
          </table:table-cell>
          <table:table-cell office:value-type="string">
            <text:p>T101-CTS-XX</text:p>
          </table:table-cell>
          <table:table-cell/>
          <table:table-cell office:value-type="string">
            <text:p>TITLE</text:p>
          </table:table-cell>
          <table:table-cell/>
          <table:table-cell table:number-columns-repeated="2" office:value-type="string">
            <text:p>Concentric Shower Suite One</text:p>
          </table:table-cell>
          <table:table-cell table:number-columns-repeated="3"/>
          <table:table-cell office:value-type="string">
            <text:p>Concentric Shower Suite One</text:p>
          </table:table-cell>
          <table:table-cell/>
          <table:table-cell office:value-type="string">
            <text:p>TITLE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T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Concentric Thermostatic Trim With Diverter Button</text:p>
          </table:table-cell>
          <table:table-cell table:number-columns-repeated="3"/>
          <table:table-cell office:value-type="string">
            <text:p>Modern Concentric Thermostatic Trim With Diverter Button</text:p>
          </table:table-cell>
          <table:table-cell/>
          <table:table-cell office:value-type="string">
            <text:p>T101-001-T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Square Shower Head With Square Flange</text:p>
          </table:table-cell>
          <table:table-cell table:number-columns-repeated="3"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#N/A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 office:value-type="string">
            <text:p>Levers</text:p>
          </table:table-cell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2"/>
          <table:table-cell office:value-type="float" office:value="162">
            <text:p>16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CTS-008-SHR-HS-CP</text:p>
          </table:table-cell>
          <table:table-cell office:value-type="string">
            <text:p>T101-CTS-XX</text:p>
          </table:table-cell>
          <table:table-cell/>
          <table:table-cell office:value-type="string">
            <text:p>TITLE</text:p>
          </table:table-cell>
          <table:table-cell/>
          <table:table-cell table:number-columns-repeated="3" office:value-type="string">
            <text:p>Concentric Tub/Shower Suite</text:p>
          </table:table-cell>
          <table:table-cell table:number-columns-repeated="2"/>
          <table:table-cell office:value-type="string">
            <text:p>Concentric Tub/Shower Suite</text:p>
          </table:table-cell>
          <table:table-cell/>
          <table:table-cell office:value-type="string">
            <text:p>TITLE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T101-001-TMS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Concentric Thermostatic Trim</text:p>
          </table:table-cell>
          <table:table-cell office:value-type="string">
            <text:p>Err:508</text:p>
          </table:table-cell>
          <table:table-cell/>
          <table:table-cell office:value-type="string">
            <text:p>Modern Concentric Thermostatic Trim</text:p>
          </table:table-cell>
          <table:table-cell/>
          <table:table-cell office:value-type="string">
            <text:p>T101-001-TMS</text:p>
          </table:table-cell>
          <table:table-cell table:number-columns-repeated="3"/>
          <table:table-cell office:value-type="string">
            <text:p>Photoshop diverter pull out</text:p>
          </table:table-cell>
          <table:table-cell table:number-columns-repeated="262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008LV-ESC</text:p>
          </table:table-cell>
          <table:table-cell office:value-type="string">
            <text:p>&lt;br /&gt;</text:p>
          </table:table-cell>
          <table:table-cell office:value-type="string">
            <text:p>Arco Lever Diverter Trim</text:p>
          </table:table-cell>
          <table:table-cell office:value-type="string">
            <text:p>Arco Lever Diverter Trim</text:p>
          </table:table-cell>
          <table:table-cell office:value-type="string">
            <text:p>Arco Lever Diverter Trim</text:p>
          </table:table-cell>
          <table:table-cell office:value-type="string">
            <text:p>Err:508</text:p>
          </table:table-cell>
          <table:table-cell/>
          <table:table-cell office:value-type="string">
            <text:p>Arco Lever Diverter Trim</text:p>
          </table:table-cell>
          <table:table-cell/>
          <table:table-cell office:value-type="string">
            <text:p>008LV-ESC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SHHD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Square Shower Head With Square Flange</text:p>
          </table:table-cell>
          <table:table-cell office:value-type="string">
            <text:p>Err:508</text:p>
          </table:table-cell>
          <table:table-cell/>
          <table:table-cell office:value-type="string">
            <text:p>Modern Square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-WLMT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Cylindrical Wall Mount Hand Shower on Supply Hook</text:p>
          </table:table-cell>
          <table:table-cell office:value-type="string">
            <text:p>Err:508</text:p>
          </table:table-cell>
          <table:table-cell/>
          <table:table-cell office:value-type="string">
            <text:p>Modern Cylindrical Wall Mount Hand Shower on Supply Hook</text:p>
          </table:table-cell>
          <table:table-cell/>
          <table:table-cell office:value-type="string">
            <text:p>101-WL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Systems</text:p>
          </table:table-cell>
          <table:table-cell/>
          <table:table-cell office:value-type="string">
            <text:p>Err:501</text:p>
          </table:table-cell>
          <table:table-cell office:value-type="string">
            <text:p>Arco Shower Systems</text:p>
          </table:table-cell>
          <table:table-cell office:value-type="string">
            <text:p>Contemporary</text:p>
          </table:table-cell>
          <table:table-cell table:number-columns-repeated="9"/>
          <table:table-cell office:value-type="string">
            <text:p>101TUB</text:p>
          </table:table-cell>
          <table:table-cell office:value-type="string">
            <text:p>&lt;br /&gt;</text:p>
          </table:table-cell>
          <table:table-cell table:number-columns-repeated="3" office:value-type="string">
            <text:p>Modern Wall Mount Tub Spout</text:p>
          </table:table-cell>
          <table:table-cell office:value-type="string">
            <text:p>Err:508</text:p>
          </table:table-cell>
          <table:table-cell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Concentric Thermostatic Trim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101-001-TMT-CP</text:p>
          </table:table-cell>
          <table:table-cell office:value-type="string">
            <text:p>T101-001-TMT-XX</text:p>
          </table:table-cell>
          <table:table-cell/>
          <table:table-cell office:value-type="string">
            <text:p>T101-001-TMT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Concentric Trim With Diverter</text:p>
          </table:table-cell>
          <table:table-cell table:number-columns-repeated="3"/>
          <table:table-cell office:value-type="string">
            <text:p>Modern Concentric Trim With Diverter</text:p>
          </table:table-cell>
          <table:table-cell/>
          <table:table-cell office:value-type="string">
            <text:p>T101-001-TMT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Shower Head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-SHHD-CP</text:p>
          </table:table-cell>
          <table:table-cell office:value-type="string">
            <text:p>101-SHHD-XX</text:p>
          </table:table-cell>
          <table:table-cell/>
          <table:table-cell office:value-type="string">
            <text:p>101-SHHD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Shower Head With Square Flange</text:p>
          </table:table-cell>
          <table:table-cell table:number-columns-repeated="3"/>
          <table:table-cell office:value-type="string">
            <text:p>Modern Shower Head With Square Flange</text:p>
          </table:table-cell>
          <table:table-cell/>
          <table:table-cell office:value-type="string">
            <text:p>101-SHHD</text:p>
          </table:table-cell>
          <table:table-cell table:number-columns-repeated="266"/>
        </table:table-row>
        <table:table-row table:style-name="ro1">
          <table:table-cell office:value-type="string">
            <text:p>FITTINGS</text:p>
          </table:table-cell>
          <table:table-cell office:value-type="string">
            <text:p>Wall Mount Tub Spouts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ontemporary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1TUB-CP</text:p>
          </table:table-cell>
          <table:table-cell office:value-type="string">
            <text:p>101TUB-XX</text:p>
          </table:table-cell>
          <table:table-cell/>
          <table:table-cell office:value-type="string">
            <text:p>101TUB-CP</text:p>
          </table:table-cell>
          <table:table-cell office:value-type="string">
            <text:p>&lt;br /&gt;</text:p>
          </table:table-cell>
          <table:table-cell table:number-columns-repeated="2" office:value-type="string">
            <text:p>Modern Wall Mount Tub Spout</text:p>
          </table:table-cell>
          <table:table-cell table:number-columns-repeated="3"/>
          <table:table-cell office:value-type="string">
            <text:p>Modern Wall Mount Tub Spout</text:p>
          </table:table-cell>
          <table:table-cell/>
          <table:table-cell office:value-type="string">
            <text:p>101TUB</text:p>
          </table:table-cell>
          <table:table-cell table:number-columns-repeated="266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Basins</text:p>
          </table:table-cell>
          <table:table-cell office:value-type="string">
            <text:p>Under Edge</text:p>
          </table:table-cell>
          <table:table-cell office:value-type="string">
            <text:p>OVAL</text:p>
          </table:table-cell>
          <table:table-cell/>
          <table:table-cell office:value-type="string">
            <text:p>contemproary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UE15-MR-G-WH</text:p>
          </table:table-cell>
          <table:table-cell office:value-type="string">
            <text:p>UE15-CHINAMETAL-CC</text:p>
          </table:table-cell>
          <table:table-cell office:value-type="string">
            <text:p>UE15-MR-X-CC</text:p>
          </table:table-cell>
          <table:table-cell office:value-type="string">
            <text:p>UE15-MR-G-WH</text:p>
          </table:table-cell>
          <table:table-cell/>
          <table:table-cell table:number-columns-repeated="3" office:value-type="string">
            <text:p>Modern Rings Hand Decorated Under Edge Basin</text:p>
          </table:table-cell>
          <table:table-cell/>
          <table:table-cell office:value-type="string">
            <text:p>MODERN RINGS - GOLD</text:p>
          </table:table-cell>
          <table:table-cell office:value-type="string">
            <text:p>Modern Rings Hand Decorated Under Edge Basin</text:p>
          </table:table-cell>
          <table:table-cell/>
          <table:table-cell office:value-type="string">
            <text:p>HAND DECORATED UNDER EDGE BASIN</text:p>
          </table:table-cell>
          <table:table-cell office:value-type="string">
            <text:p>MODERN RINGS - GOLD</text:p>
          </table:table-cell>
          <table:table-cell office:value-type="string">
            <text:p>UE15-MR-G-WH</text:p>
          </table:table-cell>
          <table:table-cell table:number-columns-repeated="264"/>
        </table:table-row>
        <table:table-row table:style-name="ro2">
          <table:table-cell table:style-name="ce1" office:value-type="string">
            <text:p>FIXTURES</text:p>
          </table:table-cell>
          <table:table-cell table:style-name="ce1" office:value-type="string">
            <text:p>Basins</text:p>
          </table:table-cell>
          <table:table-cell table:style-name="ce1" office:value-type="string">
            <text:p>Over Edge</text:p>
          </table:table-cell>
          <table:table-cell table:style-name="ce2" office:value-type="string">
            <text:p>GEOMETRIC</text:p>
          </table:table-cell>
          <table:table-cell table:style-name="ce1"/>
          <table:table-cell table:style-name="ce2" office:value-type="string">
            <text:p>contemporary, classic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OE11-WHT</text:p>
          </table:table-cell>
          <table:table-cell table:style-name="ce3" office:value-type="string">
            <text:p>OE11-GLAZE</text:p>
          </table:table-cell>
          <table:table-cell table:style-name="ce1"/>
          <table:table-cell table:style-name="ce1" office:value-type="string">
            <text:p>OE11-WHT</text:p>
          </table:table-cell>
          <table:table-cell table:style-name="ce4" office:value-type="float" office:value="1">
            <text:p>1</text:p>
          </table:table-cell>
          <table:table-cell table:style-name="ce1" office:value-type="string">
            <text:p>Modern Hexagon Over Edge Basin</text:p>
          </table:table-cell>
          <table:table-cell table:style-name="ce1" table:formula="of:=[.R20]" office:value-type="string" office:string-value="Modern Hexagon Over Edge Basin">
            <text:p>Modern Hexagon Over Edge Basin</text:p>
          </table:table-cell>
          <table:table-cell table:style-name="ce1" table:number-columns-repeated="3"/>
          <table:table-cell table:style-name="ce1" office:value-type="string">
            <text:p>Modern Hexagon Over Edge Basin</text:p>
          </table:table-cell>
          <table:table-cell table:style-name="ce1"/>
          <table:table-cell table:style-name="ce1" office:value-type="string">
            <text:p>OE11-WHT</text:p>
          </table:table-cell>
          <table:table-cell table:style-name="ce1" table:number-columns-repeated="7"/>
          <table:table-cell table:style-name="ce5"/>
          <table:table-cell table:style-name="ce1" table:number-columns-repeated="73"/>
          <table:table-cell table:style-name="ce6"/>
          <table:table-cell table:style-name="ce1" table:number-columns-repeated="1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1/27/2016</text:date>, <text:time>15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1-27T15:48:53</dc:date>
    <dc:creator>Wake Lankard</dc:creator>
    <meta:editing-duration>PT39S</meta:editing-duration>
    <meta:editing-cycles>1</meta:editing-cycles>
    <meta:document-statistic meta:table-count="1" meta:cell-count="580" meta:object-count="0"/>
  </office:meta>
</office:document-meta>
</file>